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ce12"/>
        <table:table-column table:style-name="co4" table:default-cell-style-name="ce9"/>
        <table:table-column table:style-name="co5" table:default-cell-style-name="ce15"/>
        <table:table-column table:style-name="co6" table:default-cell-style-name="ce9"/>
        <table:table-row table:style-name="ro1">
          <table:table-cell office:value-type="string" calcext:value-type="string">
            <text:p>13.11.21, 01:30</text:p>
          </table:table-cell>
          <table:table-cell/>
          <table:table-cell table:style-name="ce6" office:value-type="string" calcext:value-type="string">
            <text:p>Zustimmend</text:p>
          </table:table-cell>
          <table:table-cell table:style-name="ce11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4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. Mai um 06:37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Wissenschaftler wollte eine Theorie testen. Er brauchte einen Freiwilligen, der bis zur letzten Minute g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rde. Endlich fand er ihn, er war ein verurteilter Mann, der hingerichtet werden soll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issenschaftler schlug dem Verurteilten Folgendes vor: Er würde an einem wissenschaftlichen Experiment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teilnehmen, das darin bestand, seinen Puls geringfügig zu schneiden, damit sein Blut langsam bis zum letzten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Tropfen tropft. Er erklärte, dass er nur eine minimale Überlebenschance habe, sein Tod jedoch auf jeden Fall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ohne Leiden oder Schmerzen verlaufen würde.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Der Verurteilte akzeptierte, weil das Sterben auf diese Weise dem Sterben durch Hinrichtung vorzuziehen w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legten ihn auf eine Trage und banden seinen Körper so, dass er sich nicht bewegen konnte. Dann mac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einen kleinen Schnitt an seinem Handgelenk und stellten einen kleinen Aluminiumtopf unter seinen Ar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Schnitt war flach, nur seine ersten Hautschichten, aber es genügte ihm zu glauben, dass seine V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sächlich durchtrennt waren. Unter dem Bett wurde eine Durchstechflasche mit einem kleinen Ventil platzier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den Durchgang der Flüssigkeit in Form von Tropfen regulierte, die in das Gefäß fielen. Der Verurtei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nte den Tropfen hören und zählte jeden Tropfen von dem, was er für sein Blut hie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issenschaftler schloss, ohne dass der Verurteilte ihn sah, das Ventil, damit das Tropfen abnahm, m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icht, ihn glauben zu lassen, dass ihm das Blut ausg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Laufe der Minuten verlor sein Gesicht Farbe und seine Herzfrequenz beschleunigte sich. Al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zweiflung ihren Höhepunkt erreichte, schloss der Wissenschaftler die Klappe vollständig und der Verurtei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et in einen Herzstillstand und starb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issenschaftler konnte beweisen, dass alles, was wir wahrnehmen, sei es positiv oder negativ, auf uns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n gesamten psychischen und organischen Apparat, einwir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e ihnen sagen, dass sie ein Virus haben, sterben Menschen an purer Angst und Autosuggest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dem man Tag und Nacht alle Medieninformationen gesehen hat, ist man voller Angst und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system wird durch die Angst geschwä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 ist bekannt, dass die Todesgefahr durch diesem Virus in Wirklichkeit äußerst gering ist, es sei denn,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Angst - und Ihr Verstand erledigt den Re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ahrscheinlichkeit, dass es zu Komplikationen kommen wird, wenn Ihr Immunsystem durch Angs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Stress geschwächt ist, steigt um ein Vielfach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um ein Virus hat eine Chance, wenn Ihre Gesundheit gut ist und Sie Vertrauen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leicht ist das der gleiche Grund, warum viele Kinder in sehr ernsten Situationen weiterkomm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leben, weil ihr Geist nicht voller Angst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en Sie also vorsichtig, womit Sie Ihren Geist nähren und worauf Sie Ihre Überzeugungen und Ihren Glau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z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1045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217 Kommentare 1414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365</text:p>
          </table:table-cell>
          <table:table-cell table:number-columns-repeated="6"/>
        </table:table-row>
        <table:table-row table:style-name="ro1">
          <table:table-cell table:formula="of:=SUM([.A70:.A100000])"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14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e Klitsch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krass ist der Text. Darf ich den kopier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 klar, sehr gern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ich habs mir anders überlegt. Habe ihn vorgelesen und ein Video dara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 Mindestens genauso stark, der eine ist mehr der visuelle Typ, der ande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hr akustisch veranlagt. So ist für jeden was dab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quelin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 das war früher so, auch mit Flugzeug Tests sind einige abgestürz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quelin Walter ich versteh die Frage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Bre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eine oder mehrere Quellen dafü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Brem Klar, findet man auch ganz leicht über googl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ch über das Milgram Experiment &amp; Co sollte man Bescheid wi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Brem Hier mal ein Artikel der SZ zum Thema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 t h d 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h it/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 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 794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sz-magazin.sueddeutsche.de/gesundheit/das-falsche-signal-79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Nocebo-Effekt - wie un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-magazin.sueddeutsche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u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Text findet man des öfteren. Einen Hinweis darauf, wer das Experiment w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chgeführt haben soll, aber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u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, wie dieser SZ-Artikel nun behauptet, in Indien stattgefunden hat, ist jedenfal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Erwähnung des elektrischen Stuhls 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u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wird das auch erwähnt (Seite 12), wieder Indien, aber auch als Erzählung aus drit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nd: https://www.vandenhoeck-ruprecht-verlage.com/media/pdf/a2/53/f0/GaryBruno-Schmid_Der-psychogene-Tod_Langfassung5b8d039a78321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ummel Vielen Dank fürs Teilen Thomas. Gibt tatsächlich noch Leute, die eige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cherche können und wo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jo Egg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leider sind wenige der eigenen Recherche mächtig, drum gibt so ein Tex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hne genauere Angaben oft nur unnötige Diskussionen und man wird als Schwurb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getan...Darum finde ich Quellenangaben sehr wich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jo Eggenberger Hast du Recht, eobei auf Socialmedia Diskussionen zu Reichweite führ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shalb nie das ganze Pulver auf einmal verschießen! Sonst hätte dieser Beitrag womöglich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Reichweite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 Völz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sser Tex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 Völz Merci nach Bali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 Vö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danke d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ef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ef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iana Polyak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Да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iana Polyak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oed Gru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fur eine gequirten Blöd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Ed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oed Grunder doch das stimmt! Weil ich keine Angst vorm sterben habe, lebe ich no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oed Gru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Edlich Es wird immer bess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 es sagt niemand, dass dir kein Virus ohne Angst was anhaben kann. Aber Fakt ist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ss deine Psyche und dein Geist einen extremen Einfluss auf deine Phys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, dein Immunsystem, deine Abwehr- &amp; Selbstheilungskräfte haben. Ist bewu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formuliert, dass sich Minusmenschen drüber aufregen können. So hat jeder was davon!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an De Capp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Edlich dann hast diesen Text null verstanden ....wenn du denkst deshalb nicht me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erben zu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Ed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an De Cappy null verstanden ist nicht ganz richtig. Sagen wir mal anders verstand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ßerdem weiß ich, dass ich sterben werde. Aber Satire gibt mir die Freiheit, auch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etwas zu schrei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Edlich Dann bist du also auch einer von uns Querdenker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du Luchs , hast das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dler Immer an der Aufklärungsfron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Know i Kno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dler Irgendwer muss den Job ja mach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machen wir j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67739249930431&amp;id=1000008318469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ist hier: Yourcryptopro. 14. Mai um 23:11 · München, Deutschland ·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ich mich kritisch gegenüber den momentanen Impfungen äußere, dann tu ich das nicht,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ich auch was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is Kazo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r wie Klossbrühe, sagte man früher. Aber wer's nicht glauben will, kann ja hoffen. Hahaha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rauf? Keine Ah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is Kazoy Darauf, dass jeden Tag mehr Menschen aufwachen und wiedr selbst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ken beginnen und dass es in Zukunft anders werden kann. Bess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i Geido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 bist der Bruder vom F.E.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so wenn dann wusste ich gar nicht, dass der n Bruder ha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i Geidobler Man lernt nie aus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i Geido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ich bin verwirrt wegen dem Namen Björn! Weil ich kenn kein Bayer so heißt. Al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zlo Leonar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ahre Worte und diese Tests wurden mit Bergsteigern gemacht die dachten Sie hät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erstoff in den Flaschen war aber nur die Luft so wie sie auf 6000 Meter eben ist, einer ha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lich Sauerstoff der andere die normale Außenluft und sie mussten machiern was das Ze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lt und die, die die Luft mit weniger Sauerstoff geatmet hat hatte keine Beschwerden weil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chte Sie würde ja auch Sauerstoff atmen, doch in Wahrheit hat der Gedanke dara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erstoff war gemacht und sie hatte überhaupt keine Beschwerden, weil das Unterbewusst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 Realität erschafft und das steht sogar in der Bibel, der Mensch denkt und Gott erschaf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zlo Leonardo ich denk den ganzen Tag an Geld, Frauen und Unsterblichkeit aber höh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n Gott zu? Ne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zlo Leonar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enke nicht dass du mit deinem Unterbewusstsein an diese Dinge denk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Visualisierung kann Berge bew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ia K Tr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 das sofort ohne quellen deswegen schau ich mir nur positive filme wie zb comdies 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 man merkt das ja selbst wenn man sich nur Nachrichten mit terror tod usw anschaut wie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drauf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ia Kay Ich glaube, so ziemlich jeder kann Erfabrungrn in die Richtung bestätigen ode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bt natürlich aber auch zahlreiche Quellen und Verweise dar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r hat sich die Geschichte jetzt ausgedacht um seine eigene Meinung mit erdach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ten zu bele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 traurig wenn man nicht mal lesen kann und dann sowas ablassen mus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schick dir ganz viel positive Energ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inst es dringend nötig zu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nicht ganz richtig. Ich kann lesen und habe dies auch getan. Leider habe ich in d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zen Text, mit einem beliebigen Bild, keinen Hinweis auf den Ursprung der Geschicht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en zeitliche Einordnung oder auch nur einen einzigen Namen einer beteiligten Per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unden. Daher geh ich davon aus, das diese Geschichte erfunden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ly Mitfo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 vom Placebo-Effekt haben Sie aber schon jemals was gehört, oder?! Nu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sen können Sie also zu 100% widerle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ly Mitford nee den kann ich nicht widerlegen, will ich auch gar nicht. In der Erzähl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es ja auch um einen Effekt der auftreten soll weil ich jemanden einen Mangel (in dies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 blut) vorgaukele. Der Placeboeffekt ist aber das genaue Gegenteil. Bei diesem wird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ggeriert ich bekomme etwas Gutes und daher geht es mir gut. Dieser kan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schaftlich belegt werden, da der Körper auf Grund vom Befindlichkeiten Enzy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ziert die einer Heilung zuträglich sind. Der Placeboeffekt kann aber auch nicht da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gen das ich einen wirklichen Mangel (an zu blut, oder wie in der anderen Story sauerstoff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eb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 Der genannte Effekt nennt sich Nocebo Effekt. Einfach mal die ersten komment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chlesen. Dort findet man mehrere Links dazu. Im Übrigen gibt es etwas, das nennt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eine Erklärung dazu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fy.tw/QY2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GTFY - Let Me Google That For Y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gtfy.ap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ly Mitfo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Kott für mich allerdings völlig logisch, dass das auch umgekehrt funktioniert. Wie vie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 jammern und reden sich ein, krank zu sein.. Tja, die sind es letztendlich au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s Denken (oder auch Einbilden) beeinflusst genauso wie negatives Denken. Ob n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ebo oder anders genan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bo oder anders genan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Almansa De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dlich geht s um die Auswirkungen durch die Beeinflussung der Psyche...mit oder oh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le...soo waa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deinem Glauben wird dir gescheh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Psyche macht sehr viel aus. Gehts dir psychisch schlecht, so ist der Körper definiy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fälliger. Es hängt vieles sicher auch von der mentalen Stärke des jeweiligen Menschen ab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ihm jedoch täglich einbläut einer gefährlichen Situation ausgesetzt zu sein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t er das iw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von Negativität runterziehen lassen ubd vor allem nicht täglich die immer gleiche Leier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n anhören. Das hilft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Wenn sie ihnen sagen, dass sie ein Virus haben, sterben Menschen an purer Angst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suggestion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agt eine Studie, deren Durchführung nicht belegt ist. Während die Letalität verschiede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erkrankungen in vielen anerkannten Studien belegt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sterben medizinisches nachweisbar an Vi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 und gute Gedanken mögen bei dem Kampf gegen eine vorliegende Erkrankung hilf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, zu suggerieren, dass man überlebt, wenn man keine Angst vor Viren hat finde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önlich allerdings sehr gefährlich und anmaßend gegenüber den Betroffe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 Wo steht deine subjektive Schlussfolgerung so im Tex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edes Auto ist ein Fahrzeug, aber nicht jedes Fahrzeug ein Aut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st du was ich mein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kann deinen Einwand sogar nachvollziehen, allerdings lässt die Formulierung auch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s (das in dem Fall gemeinte - richtige) Verständnis 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Heute ist bekannt, dass die Todesgefahr durch dieses Virus in Wirklichkeit äußerst gering ist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sei denn, Sie haben Angst - und Ihr Verstand erledigt den Rest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agt doch, dass die Sterbefälle geringer wären, wenn die Menschen keine Angst hät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 Das ist auch definitv so und unterschreibe ich so. Wird auch bewusst dur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mediale Panikmache noch verstär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also deine eigene Meinung. Ich finde es eben gefährlich, es so darzustellen, als gäbe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verlässliche Quellen da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 Gibt es doch, einfach mal nach oben scrollen oder selbst recherchier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Berninger Damit du dir leichter tust, beim Kommentar von Flo Brem. Und hier hast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ch was dazu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google.com/amp/s/www.planet-wissen.de/gesellschaft/medizi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osomatik/pwiedernoceboeffekt100.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osomatik: Der Nocebo-Eff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-wissen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c Gu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sdestotrotz wurde das o.a. Experiment nicht nachgewiesen. Die einzigen Quellen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zit von diesem Experiment berichten, führen es als Anekdote ohne Nachweis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z abgesehen davon ist der von Ihnen getroffenen anschließende Rückschluss, das die A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dem Virus eine größere Gefahr als das Virus selbst darstellt eine so dermaßen blödsinn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einschätzung, das mir nur der Rückschluss bleibt, das Sie entweder äußert dumm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ußerst niederträchtig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nochmal von mir in Video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story.php?story_fbid=4041271589273457&amp;id=1000017196852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litschke 18. Mai um 11:03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haben ein elektrischer Stuhl und ein Virus gemeinsam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erzähle ich dir in meinem Vide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y posi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taypositive #fokus #positivegeda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Wa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Achso ich bin dumm...okay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brina Wagner Du würdest jetzt eher das Gegenteil behaupten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Wa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was soll ich dazu sagen? Ich hätte dir dazu durchaus was zu sagen aber das dar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er nicht steh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Wagner Tu dir keinen Zwang an, ist doch allgemein bekannt, dass Testkanin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gen ihrer überdurchschnittlichen Intelligenz als eben solche ausgewähl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wolltest du auf etwas anderes hinau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vm.tiktok.com/ZMetnKCgy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iyago47 on TikT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.tiktok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jubo Sev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Točno tak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Hergenrö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es gab keine not Zulassung in Deutschland. Du kannst in Impfung schei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en ist völlig ok aber bleib bei den Fakten. Alle Wirkstoffe wurden offiziell durch die 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gelassen deswegen war unser Impfstoff auch später als der von z.b. England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lassung kann man im übrigen einsehen wenn du mir nicht glaub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Hergenröther Auch die EU hat die Impfstoffe wie alle Behörden weltweit i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lldurchgang durchgewunken. Bitte informiere dich doch mal umfasse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bo und Nocebo Effe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gat Katsum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 Aki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in Kno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. Genauso funktioniert es, wenn wir eine positive Erfahrung / Erlebnis erlebt haben, di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ärkt für Tage unser Immunsystem , ebenso funktioniert diese Reaktion auch umgekehrt.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s Ereignis, schwächt für Tage unser Immunsystem und wir sind in dieser Zeit deu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fälliger für Krankhei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er Hammer. Jetzt weiß ich genau das ich mich nicht Impfen lassen werde, denn 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e mich diesen Virus ohne A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Müller Freut mich EXTREM jedes mal, wenn ich das bewirke/les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ej Šil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ša de Cortti Merima Čelik nekaj zanimiveg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ša de Cort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would've thought? Pretty incredible stuff, but be that as it may, I do believe things li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at can happen. The mind is powerfu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ej Šil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ša de Cortti Unbelievable, but It's a fact, if the data is correc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o Križ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 j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sensw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o Hab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hat eine „Studie“ durchgeführt, bei der man einen (1!) Menschen absichtlich „sterben“ lies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r glaubwürd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o Habi Wenn du wüsstest, was auf dieser Welt für Grausamkeiten abgehen, könntest d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 wohl kein Auge mehr zu m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Hergenrö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noch bleibt die Kritik bestehen. Ein Mensch, schlechte Methodik und wenig glaubwürdi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kumentation. Der Placebo und Nocebo Effekt sind zwar real aber dieses Beispiel ist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schlecht um sich über einen SARS Virus der auch physische Schäden am Kör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richtet eine Meinung zu bilden. Ich mein ein Mensch mit einem Arm kann sich auch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e vorstellen das er zwei hat wie er mag, der Placebo Effekt wird keinen zweiten wach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. Ebenso vermag man zwar die imunreaktiob durch den SARS cov Virus be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zuhalten mit weniger Angst, nicht jedoch die z.b. abgelöste und verhar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genschichten die damit einher 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Hergenröther Bei wie vielen gehen die damit einhe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atürlich versetzt reiner Gla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in keine Berge. So viel gesunden Menschenverstand setze ich voraus, wenn mans schaff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bei Facebook zu registrieren und lesen und schreib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Hergenrö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naja die körperlichen Schäden treten bei jeden Menschen auf nur halt 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chiedenen Stärken. Das SARS COV Virus greift ja gezielt die Lungenschutzwand a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f d d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h 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mun zellen. Dabei sorgt es dafür das das immun System sich selbst und gesundz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reift. Der wichtigste Faktor ist wie hoch die Initialen Virenlast ist wenn der Körp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 entdeckt und als imunreaktionswürdig erachtet. Ist die Virenlast zu hoch ist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jungen Leuten ein schwerer Verlauf bis hin zum Tod gewi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Placebo und nocebo Effekt spielen eher dann eine Rolle wenn es um die Symptom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en verlaufen geht und man sich dennoch besser oder fast nicht spührt weil da wirkt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ebo Effekt wunder. Ebenso kann der Nocebo effekt einiges schlimmer machen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chte nicht sagen das diese Dinge völlig außer Acht gelassen werden sollen und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üllen definitiv in vielen genesungsprozessen eine wichtige Rolle. Nichts desto trotz ha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es bei einer Krankheit die massive körperliche Schäden anrichten kann, es für gefähr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propgaieren das die Angst vor dem Virus schlimmer sei als das Virus selbst. Bi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en sie mich nicht falsch es wird viel aufgebauscht damit es Medien tauglich ist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esundemenschenverstand sollte dennoch auch hier grei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e Grüß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a V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vno ta primer nabaka tudi Martin Kojb v knjigi Učbenik življenja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a Volf There are more than one experiences in this yield. Feel free to contact m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uld be a pleasure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e Rob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h je najboljše orožje, za en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e Robnik #truestor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ca Pranjić Jur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h je naj hujs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Ita Meleš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cno ta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Ob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recko Oba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stja Makarovič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več žrtev virusa je zaradi napačnega postopanja pri ljudeh ki imajo vročino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id Tillaye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at's true! God taught us about it, to be strong by spirit, we've to connect Spirit, whom we c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y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El lies m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 Man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y Ela genau 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an Pavlic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ločin proti človeštvu je to, kar delajo v primeru PLANDEMIJ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sak TV dnevnik se začne s sliko v ozadju preko celega ekrana, ki je ustvarjena v računalniku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stavlja korona virus. Ob tem pa je prikazana tabela kjer naštevajo število testov, števi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zitivnih, število v bolnici pa vse do števila umrlih. Seveda ti podatki niso realni, če nič drugega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 test ni verodostojne, pa tudi obdukcij umrlih ne izvajaj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nisław Skoniec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k.ludziska.t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awda.nie.dajcie.soba.manipulowac.3.lata.bez.tv.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.i.je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.be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s Schaphor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u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H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dazu eine Quell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Heck Ganz oben in den ersten Kommentar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für ein Unfug... sollte es sich bei dem angesprochenen ‚Virus‘ um COVID handeln, hieß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ja, dass überzeugte Corona-Leugner NICHT auf der Intensivstation landen würden...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leider nicht s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enn die hypothetische Geschichte einen Bezug zur Realität hat (Sieh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geschalteten Kühlwagen ‚erfrorene‘ Menschen), wird hier in Bezug auf eine Virus-Infek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‚alternativen Fakten’ jongl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 Yot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 es sagt ja niemand dass es den Virus nicht gibt. Nur dass er nicht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ödlich ist wie uns weiß gemacht wu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jana Krist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meine Gedank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 Yotek davon war nicht die Rede, ich habe lediglich in den Raum geworfen, dass es vernünftig oder nicht - Menschen gibt, die bezüglich des Virus eine ande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ikowahrnehmung haben, und auch diese erkranken und sterben. Damit ist für mich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text, der in diesem Sermon steckt, widerl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ergen Gra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 manche verstehen was da steht, und andere eben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 In der Schule des Lebens bereits durchgefallen ode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ich geb dir gern Nachhilfe! Meld dich einfsch per P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, ich hab’s einfach nicht drauf... selbst ich als Jungspund (Ich glaube ich hatte m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-Abschluss ungefähr als du geboren wurdest... ) sollte wissen, dass ich hier auf verloren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oden kämpfe. Glaubt ihr hier mal was ihr wollt, ich bleibe lieber gesund, damit ich noch la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meine Familie da sei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 Yot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 Uni, das ist ja nicht das Leben. Ich kenne genug mit diversen Titeln aber i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ben total Versager. Im Leben läuft es halt nicht nach Lehrb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sollte nicht antworten... aber... Vielen Dank für diesen Allgemeinplat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für meinen Teil bin mit dem bisherigen ganz zufrieden, auch wenn ich an diesem Zw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eiten muss, mich auf sinnlose Diskussionen einzu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.S: Das echte Leben spielt sich glücklicherweise nicht hier drin ab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o out - Build charact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mund Bru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 Dein Leben spielt sich aber hier ab weil du nur hier durch weißt das es Un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klich gibt. Ist ja auch nicht schlimm wenn du auf einer anderen Schule warst und nicht auf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 . Nur steh dazu und lerne nochmal die Schule des Lebens durch, denn nur dann versteh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 was man hier zu der Sache uns sagen wi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M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mund Bruns Alter, was rauchst du...? Echtes Leben in Facebook? Krasser Trip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Löf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ter P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u se reče psihoso matika-psihosomatski sindrom, oziroma psihofiziologija, kako psihičn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nje človeka deluje na zdravlje človek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s je največji sovražnik zdravlja, saj ruši hormonsko ravnotežje v človeku, to pomeni višek a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jko kemikalije v organizmu potrebne za prenos informacij-presnove v vsako celico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ledično do intoksikacije telesa. Pri opravljanju mojega poklica- poklicnega gasilca smo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dnjih časih dosti povdarka dajali na ta pojav, saj se tem situacijam nismo mogli ubežat in b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lno prisot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ewani Pitakotuwa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 is our consciousness that creates the universe and not the other way aro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ek Lis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 prawda już w latach siedemdziesiątych ubiegłego wieku , będąc w wojsku mieliśmy wykład 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karzem psychiatrii z WAT to jest wojskowa akademia medyczna , który opowiedział n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ę z doświadczeniem na pacjencie , został opatrzony krążkiem rozgrzanym do czerwonoś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, też na własne życzenie , stwierdzono poparzenie drugiego stopnia ,po czym ,pokazano m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ugi krążek metalu rozgrzany do czerwoności którym miano go oparzyć w drugą rękę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wiązano oczy pacjentowi ,ale do drugiej ręki przyłożono zimny krążek , odwiązano oczy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wierdzono poparzenie drugiego stopnia ,tak działa psychika człowieka na koniec powiedział 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 owy oficer 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Kriz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iously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Kriz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't you believe i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Baz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s... sehr vieles ist Psychosomatik! Aus Erfah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Bazel Wenn du weitere Beispiele oder eigene Erfahrungen hast, dir das Ganz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reifbarer machen, dann würden sich hier sicher einige freuen, wenn du diese mit uns tei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rdest! #gemeinsamst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Johannes Mempö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bo und Nocebo können sich manifestieren! Das ist nicht nur spirituell sondern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senschaftlich bewie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Gl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anische Grippe....wo vorwiegend junge Menschen starb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ki Black Viol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Glaser an der Impfung ja, aber nicht an der Spanischen Gripp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a Ha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ki Black Violet es gab 1918 noch gar keine Impfungen...deshalb können ke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schen an der Impfung gestorben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a Hase Glaub das war nicht ganz ernst gemeint oder Nicki Black Viole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nhard Loi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ut mal genau hin. 5 Weiße binden einen schwarzen an der zum Tode verurteilt wurde 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ihm eine pseudowissenschafltiche Studie zu machen die nie und nimmer durch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kkommission gehen würde. Was für ein ausgekochter Unsinn ist denn das. Wenn so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urde kriminelle Tat als Gleichnis für die jetzige Krise herangezogen wird und vo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laubt wird, na dann gute N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nhard Loimer ich frag mich gerade wer das Schaf ist. Wie man sieht war das ganz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ch nicht in ethisch bedenklichen Zeiten. Damals wurden Schwarze dazu missbrau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s zu machen. Abwegig ist das Ganze nicht. Beobachte dich doch mal selbst. Wenn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resst, schlecht drauf bist. Bist du dann nicht anfälliger für Krankhei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dee ist ja nicht, das Experiment 1:1 für die Erklärung der jetzigen Krise herzuneh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geht darum aufzuzeigen, dass der menschliche Verstand und das Unterbewusst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erheblichen Einfluss auf das Wohlbefinden und die Anfälligkeit für Krankh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 Natürlich kann jeder erkranken, aber einfacher ist es bei ängstlichen. Schon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von selbsterfüllender Prophezeiung gehör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nhard Loimer made my day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kkommission ist heute noch ein Witz und damals gabs das natürlich auch schon,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mission hat aber seit ihrer Einführung bei den Steinzeitmenschen immer mehr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luss verloren, sieht man auch im Mitelalter - Hexenverbrennungen und so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mal Scherz beiseite - Merkst du eigentlich nicht, dass du dich gerade mitten in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tweiten Experiment befindest?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geja Kunčič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geja Kunčič V veselje mi je, ko lahko delim tako pomembno znanje, ki dejansko obkrož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ve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zelo bi mi bilo všeč, če bi delili dirsen post, da bi ga lahko prebralo več ljudi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kupajsmomoč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celente!!!!!! Estoy convencida de todo lo aquí expuesto. Gracia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 ¡Es un placer para mí poder compartir un conocimiento t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ortante y que realmente da la vuelta al mund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¡Y me encantaría que compartieras el post de Dirsen para que más gente pueda leerl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juntossomosfuer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 Thanks for sharin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laika Maria Linares Contasti Thanks for your shar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cebo effect. Read about 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an absolutely right. From what do you know i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I read about it and I also discussed with some doctor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an Amazing, so what do they think of it? Please share your experiences with us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ic Pes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y Tri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ic Pessel thank you for sharing! #sharingisca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erfahren sie jetzt mit dem Volk.Es funktioniert ganz gut wie man sieht.Die Maskenpfl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w.setzt sich gut durch.Der Grossteil der Menschen gehorcht brav.Jetzt sind alle stolz auf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sie dann in ein,zwei,drei.....Jahren dann auch noch so glücklich dar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,wird sich ja herausste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Gruber Nicht nur jetzt, eigentlich schon seit langer Zeit. Aber unsere Politiker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wieso nur Marionetten und Lobbyhuren. Wer nicht mitmacht, wird entsor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o Hab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Gruber Wenn man mal außen vor lässt, was man von Politkern und ihrer Politi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ält... ist Ihnen schon mal entfernt der Gedanke gekommen, dass es Menschen gibt, di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akt mit anderen eine Maske tragen, um diese Menschen (und sich selbst) zu schütz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sie in ihrer Familie, Freundeskreis etc. schwere Verläufe oder gar Todesfälle erle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.. und nicht weil sie einfach nur gehorchen wollen? Liegt Ihnen dieser Ge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lich so fern oder können Sie ihn nur einfach nicht ertra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Tagen alle jetzt auf einmal Masken um andere oder sich selbst zu schützen.Es h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her auch immer schon Krankheiten gegeben und da ist niemand mit Maske he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aufen.Und glauben sie wirklich das dieses Zeug aus Kunstoff wirklich hilft Diese ew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sterie nervt einfach nur mehr.Warum haben die Menschen die die Maske tragen ,so v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st vor denen die keine tragen. Wenn die Masken so schützen,dann brauche ich mich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weigerern nicht für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o Habi könnte ich ohne Probleme akzeptieren, auch wenn JEDEM mittlerweile bekan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n sollte, dass die Masken nichts nutzen, genauso wenig wie unzählige andere Aufl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Grundrechtseinschränkungen. Das Problem dabei ist der Zwang anderen gegenüber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Allem unseren Kindern gegenüber! Das geht gar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y the way an nikotin sterben jedes Jahr weit aus mehr Menschen. Wann gibts den Taba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kdow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Gruber Es ist sogar erwiesen, dass die Maskentragerei gesundheitsschädlich is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sha Milkov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dlično,,,sem popolnoma prepričana v razlago ,,,verjamem v svojo energijo katere mi nikoli 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manj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sha Milkovich V veselje mi je, ko lahko delim tako pomembno znanje, ki dejansko obkrož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ve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zelo bi mi bilo všeč, če bi delili dirsen post, da bi ga lahko prebralo več ljudi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kupajsmomoč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ad Mustaf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ich nur bestätigen. Mir ist bereits vor Monaten aufgefallen, dass Menschen die Angst ha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immer brav Maske tragen tatsächlich öfters erkrankten und sogar verstarben. Darunter wa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ein paar Fälle von jüngeren Menschen die aber Todesangst von C. hat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ad Mustafic Jeder schafft sich seine eigene Realität. Willkommen in der Matrix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da Juvan Brz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da Juvan Brzovic share 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n Jok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n Jok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ph Sa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l said man I love this post I will give you 1080000000000000000000000000000000000000000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0000000000000000000000000000000000000000000000000000000000000000000000010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 for this keep it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ph Sa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 Ku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as wird jetzt Realitä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 Kull Der Schatten braucht das Kicht zum Existieren, nicht andersrum! N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ges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o Catrin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o Catr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6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ny Op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ny Opi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 Danke Pascal! Hast bestimmt auch schon einige Erfahrungen in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ichtung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save! Wie jeder andere von uns auch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 Die wenigsten sind noch genug mit der Reälität verbunden, um sowas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isieren. Das Gehirn ist und bleibt trotz Hygienemaßnahmen das weltweit am mei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waschene Körpertei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Dave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H gefällt m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Dave Fischer Vielen Dank lieber Dave! Gerne darfst du die Story teilen, damit s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öglichst viele Leute damit auseinandersetzen! Hat sich zu einer kleinen Tsunami entwickel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Facebook wollte dann nen Themawech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7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Facebook wollte dann nen Themawechs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Dave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erledig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Dave Fi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 Spie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issen ist mir schon lange bekann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 Spiering Leider aber noch viel zu wenigen. Das muss sich ganz einfach änder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wirhaltenzusa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so werden Menschen von EUCH manipuliert, schämt EU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 Nur zur Sicherheit... Wen meinst du jetzt mit euch bzw. sprichst du damit a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mit Eurer Panik mach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dein Profile gemeldet, hast leider vergessen deinen ALUHUT anzuzieh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z geri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frag mich wer hier manipulativ unterwegs is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ßerdem macht niemand Panik. Es gibt eben Menschen, die ihren Kopf auch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n und Nachdenken haben und nicht den ganzen Stuss mitmachen, der von uns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n Regierung so gerne propagiert wird. Schonmal dran gedacht wer durch das Gan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 so richtig verdient? Die Pharma! Und schonmal dran gedacht, dass nur kr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so richtig Kohle bringen? Vllt klingelts, vllt auch nicht. Es wäre jeden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nschensw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itz Schu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 oh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sind das beste Beispiel für die manipulierte Masse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 Na dann ist es doch gut, wenn die Impfung eine natürliche Auslese darstell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oder die Nichtimpfung ,werden es seh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parasitärer Organismus löscht seine möglichen Wirte nie ganz aus. Und bei ei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halitätsrate im 0,x % bin ich da auf der sicheren Se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 bitte lass dich imp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 hab schon ein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 zum Glüc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 Schatz, sei nicht s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 wurde sein Leben lang zum perfekten Schaf erzogen und kann wenig dafür. Bei nem Unf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gst doch auch nicht mit dem Finger drauf und sagst haha wie nelson von den simpso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ihr seid sowas von 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R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ihr seid es nicht wert das man sich um such Sorgen zu machen be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 Antha ich wünschte ihr Leerdenker würdet euren Kopf mal zum Denken benutzen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so einen Mist po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Reth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tig krasse Story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Rethaber Die krassere Story wird aktuell geschrieben oder wie siehst du das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trotzdem gibts echt noch Menschen, die kommentieren hier was von wegen "das hä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Ethikkomission niemls zugelasse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und leider immer noch viel zu viele, die sowas dann auch noch glaub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Reth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Ja die größte Story der Welt ist absolut in der Gegenwa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Rethaber Bin gespannt, wie das Ganze ausgeht und dann letztendlich der Nachwe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kauf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 die Gebrüder Grimm können dagegen wieder einpac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siehts bei dir aus, bleibst du in DE oder packst auch schon deine Koff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Pard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Pard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 tenor 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ie R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J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Hinterndorf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jetzt noch einer mit der flachen Erde kommt bin ich ra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 Du hast die Botschaft nicht verstanden ode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nee du hast nix verstanden einfach mal denken was ihr da von euch geb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n wisst ihr was für einen Müll ihr verbrei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 Also findest dass die Coronapolitik Sinn ergibt bzw hast du noch nicht 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 ganzen Beschissen gehört um Intensivbetten und PCR Test? Das war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chwörungstheorie vor paar Monaten noch, wie so Vieles andere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du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ck immernoch mitmachst zeigt deine Intellig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mpfung bringt auch nix, wirst d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immt trotzdem geimpft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gibts in ca 100 anderen Ländern schon lä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Massnahmen mehr? Warum sind die ganzen Menschenmassen die sich in gro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en versammeln (Fussballstadion etc.) noch nicht totkrank im Bett? Warum haben ca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te die ich kenne die alle nie Masken getragen haben den Virus nie bekommen und Le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en Kack mitmachen sind ständig positiv? All das kannst du mir nicht erklären da w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alles dr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wenn du anderen die Massnahmen aufzwingen willst bist du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weisschuld nicht wir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cal FX Chaser ich will keinem was aufzwingen du kannst deinen KACK ruhig weiter glau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 geh damit doch nicht den Leuten auf den Keks niemand will deine Meinung wissen und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 wahrscheinlich noch bei Mutti in deinem Kinderzimmer wohnst glaube ich nicht das du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was bescheid weiß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 Du zwingst uns allen doch gerade deinen geistigen Dünnschiss auf 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reiben wir auf deiner Pinnwand bzw unter deinem Beitrag? Wenns dir nicht passt was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reiben wir auf deiner Pinnwand bzw. unter deinem Beitrag? Wenns dir nicht passt, was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reiben, mach den Kopf zu, das scheint dir sonst doch auch auf ganzer Linie zu gelingen?!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chreckendsten daran finde ich, dass jemand, der Dragonball als Hintergrund drin hat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welche Vermutungen unterstellt, die wohl der eigenen Realität wesentlich näher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ten. Und wenn ich dann durch dein Bild auch noch vermuten muss, dass du Vater bist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ufts mir eiskalt den Rücken runter und mir wird kotzübe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Kal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Was hat DragonBall mit deinem geistigen Dünnschiss zu tu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719041398120284/permalink/4381965025161248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to Hinkel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denken Konstanz 24. Juni um 21:5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lls sich irgendjemand fragt, was Charakter und politisches Format bedeutet, findet er hier ein sehr…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P Gann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 someone who used to self harm You definitely know if your skin is cut a little or right through to t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ins so I can this one f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jörn Ellmer - Ein Wissenschaftler wollte eine Theorie testen. 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yourcryptopro/posts/39774309856279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3/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9" table:formula="of:=COUNTIF([.C$1:.C$1048576];&quot;X&quot;)" office:value-type="float" office:value="77" calcext:value-type="float">
            <text:p>77</text:p>
          </table:table-cell>
          <table:table-cell table:style-name="ce9" table:formula="of:=COUNTIF([.D$1:.D$1048576];&quot;X&quot;)" office:value-type="float" office:value="34" calcext:value-type="float">
            <text:p>34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9" table:formula="of:=COUNTIF([.F$1:.F$1048576];&quot;X&quot;)" office:value-type="float" office:value="106" calcext:value-type="float">
            <text:p>106</text:p>
          </table:table-cell>
          <table:table-cell table:formula="of:=COUNTIF([.G$1:.G$1048576];&quot;X&quot;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5" table:style-name="ce10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formula="of:=SUM(;[.C3569];[.D3569];[.F3569])"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500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2:24:21.89569436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23:08:58.896536656</dc:date>
    <meta:editing-duration>PT1M12S</meta:editing-duration>
    <meta:editing-cycles>4</meta:editing-cycles>
    <meta:document-statistic meta:table-count="1" meta:cell-count="2326" meta:object-count="0"/>
  </office:meta>
</office:document-meta>
</file>